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B00000172787D95B13C60310D.png" manifest:media-type="image/png"/>
  <manifest:file-entry manifest:full-path="Pictures/10000001000004670000010ACD706D333AFE869E.png" manifest:media-type="image/png"/>
  <manifest:file-entry manifest:full-path="Pictures/10000001000004060000023385E928E7A8E4D01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b635d" officeooo:paragraph-rsid="001b635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bold" officeooo:rsid="001b635d" officeooo:paragraph-rsid="001b635d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15</text:p>
      <text:p text:style-name="P2">Q1)</text:p>
      <text:p text:style-name="P2"/>
      <text:p text:style-name="P2"><draw:frame draw:style-name="fr1" draw:name="Image1" text:anchor-type="char" svg:x="0.776cm" svg:y="0.078cm" svg:width="15.177cm" svg:height="8.296cm" draw:z-index="0"><draw:image xlink:href="Pictures/10000001000004060000023385E928E7A8E4D01F.png" xlink:type="simple" xlink:show="embed" xlink:actuate="onLoad" draw:mime-type="image/png"/></draw:frame></text:p>
      <text:p text:style-name="P2">Q2)</text:p>
      <text:p text:style-name="P2"/>
      <text:p text:style-name="P2"><draw:frame draw:style-name="fr2" draw:name="Image2" text:anchor-type="char" svg:width="15.789cm" svg:height="3.725cm" draw:z-index="1"><draw:image xlink:href="Pictures/10000001000004670000010ACD706D333AFE869E.png" xlink:type="simple" xlink:show="embed" xlink:actuate="onLoad" draw:mime-type="image/png"/></draw:frame></text:p>
      <text:p text:style-name="P2">Q3)</text:p>
      <text:p text:style-name="P2"><draw:frame draw:style-name="fr1" draw:name="Image3" text:anchor-type="char" svg:x="1.222cm" svg:y="0.464cm" svg:width="14.933cm" svg:height="7.241cm" draw:z-index="2"><draw:image xlink:href="Pictures/10000001000002FB00000172787D95B13C60310D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22:58:03.930663027</meta:creation-date>
    <dc:date>2024-03-16T23:01:45.979962717</dc:date>
    <meta:editing-duration>PT3M42S</meta:editing-duration>
    <meta:editing-cycles>1</meta:editing-cycles>
    <meta:document-statistic meta:table-count="0" meta:image-count="3" meta:object-count="0" meta:page-count="1" meta:paragraph-count="4" meta:word-count="5" meta:character-count="24" meta:non-whitespace-character-count="22"/>
    <meta:generator>LibreOffice/7.3.5.2$Linux_X86_64 LibreOffice_project/30$Build-2</meta:generator>
  </office:meta>
</office:document-meta>
</file>